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1e49d" officeooo:paragraph-rsid="0001e49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3f145" officeooo:paragraph-rsid="0003f145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3f145" officeooo:paragraph-rsid="0012dc83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492af" officeooo:paragraph-rsid="000492af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492af" officeooo:paragraph-rsid="0012dc83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01e49d" officeooo:paragraph-rsid="0001e49d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38a91" officeooo:paragraph-rsid="00038a91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8fa48" officeooo:paragraph-rsid="0008fa48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bd09c" officeooo:paragraph-rsid="000bd09c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3f145" officeooo:paragraph-rsid="0003f145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03f145" officeooo:paragraph-rsid="0013c651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0492af" officeooo:paragraph-rsid="000492af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3c651" officeooo:paragraph-rsid="0013c651" style:font-weight-asian="normal" style:font-weight-complex="normal"/>
    </style:style>
    <style:style style:name="P14" style:family="paragraph" style:parent-style-name="Standard">
      <style:text-properties fo:color="#000000" officeooo:rsid="0008fa48" officeooo:paragraph-rsid="0008fa48"/>
    </style:style>
    <style:style style:name="P15" style:family="paragraph" style:parent-style-name="Standard">
      <style:text-properties officeooo:rsid="0008fa48" officeooo:paragraph-rsid="0008fa48"/>
    </style:style>
    <style:style style:name="P16" style:family="paragraph" style:parent-style-name="Standard">
      <style:text-properties officeooo:rsid="000bd09c" officeooo:paragraph-rsid="000bd09c"/>
    </style:style>
    <style:style style:name="P17" style:family="paragraph" style:parent-style-name="Standard">
      <style:text-properties officeooo:rsid="000bd09c" officeooo:paragraph-rsid="000ce437"/>
    </style:style>
    <style:style style:name="P18" style:family="paragraph" style:parent-style-name="Standard">
      <style:text-properties officeooo:rsid="000ce437" officeooo:paragraph-rsid="000ce437"/>
    </style:style>
    <style:style style:name="P19" style:family="paragraph" style:parent-style-name="Standard">
      <style:text-properties officeooo:rsid="000d9b81" officeooo:paragraph-rsid="000d9b81"/>
    </style:style>
    <style:style style:name="P20" style:family="paragraph" style:parent-style-name="Standard">
      <style:text-properties fo:color="#000000" officeooo:rsid="000a2aa7" officeooo:paragraph-rsid="000a2aa7"/>
    </style:style>
    <style:style style:name="P21" style:family="paragraph" style:parent-style-name="Standard">
      <style:text-properties fo:color="#000000" officeooo:rsid="000bd09c" officeooo:paragraph-rsid="000bd09c"/>
    </style:style>
    <style:style style:name="P22" style:family="paragraph" style:parent-style-name="Standard">
      <style:text-properties fo:color="#000000" officeooo:rsid="000bd09c" officeooo:paragraph-rsid="000a2aa7"/>
    </style:style>
    <style:style style:name="P23" style:family="paragraph" style:parent-style-name="Standard">
      <style:text-properties fo:color="#000000" officeooo:rsid="000c5fe6" officeooo:paragraph-rsid="000c5fe6"/>
    </style:style>
    <style:style style:name="P24" style:family="paragraph" style:parent-style-name="Standard">
      <style:text-properties fo:color="#000000" officeooo:rsid="000d9b81" officeooo:paragraph-rsid="000d9b81"/>
    </style:style>
    <style:style style:name="P25" style:family="paragraph" style:parent-style-name="Standard">
      <style:text-properties fo:color="#000000" officeooo:rsid="000ce437" officeooo:paragraph-rsid="000ce437"/>
    </style:style>
    <style:style style:name="P26" style:family="paragraph" style:parent-style-name="Standard">
      <style:text-properties fo:color="#000000" officeooo:rsid="000ce437" officeooo:paragraph-rsid="000d9b81"/>
    </style:style>
    <style:style style:name="P27" style:family="paragraph" style:parent-style-name="Standard">
      <style:text-properties fo:color="#000000" officeooo:rsid="000df0d3" officeooo:paragraph-rsid="000df0d3"/>
    </style:style>
    <style:style style:name="P28" style:family="paragraph" style:parent-style-name="Standard">
      <style:text-properties fo:color="#000000" officeooo:rsid="0018cb81" officeooo:paragraph-rsid="0018cb81"/>
    </style:style>
    <style:style style:name="P29" style:family="paragraph" style:parent-style-name="Standard">
      <style:text-properties fo:color="#000000" officeooo:rsid="001aa428" officeooo:paragraph-rsid="000bd09c"/>
    </style:style>
    <style:style style:name="P30" style:family="paragraph" style:parent-style-name="Standard">
      <style:text-properties fo:color="#000000" officeooo:rsid="001b8e0e" officeooo:paragraph-rsid="001b8e0e"/>
    </style:style>
    <style:style style:name="P31" style:family="paragraph" style:parent-style-name="Standard">
      <style:text-properties fo:color="#000000" officeooo:rsid="001c1e46" officeooo:paragraph-rsid="001c1e46"/>
    </style:style>
    <style:style style:name="P32" style:family="paragraph" style:parent-style-name="Standard">
      <style:text-properties officeooo:rsid="00150099" officeooo:paragraph-rsid="00150099"/>
    </style:style>
    <style:style style:name="P33" style:family="paragraph" style:parent-style-name="Standard">
      <style:text-properties style:text-underline-style="none" fo:font-weight="normal" officeooo:rsid="0013eb65" officeooo:paragraph-rsid="0013eb65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13eb65" officeooo:paragraph-rsid="00081ede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13eb65" officeooo:paragraph-rsid="001dbc6f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1dbc6f" officeooo:paragraph-rsid="001dbc6f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1dbc6f" officeooo:paragraph-rsid="001f3fa7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1f3fa7" officeooo:paragraph-rsid="001f3fa7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203b0a" officeooo:paragraph-rsid="00203b0a" style:font-weight-asian="normal" style:font-weight-complex="normal"/>
    </style:style>
    <style:style style:name="P40" style:family="paragraph" style:parent-style-name="Standard">
      <style:text-properties style:text-underline-style="solid" style:text-underline-width="auto" style:text-underline-color="font-color" fo:font-weight="bold" officeooo:rsid="00081ede" officeooo:paragraph-rsid="0016c049" style:font-weight-asian="bold" style:font-weight-complex="bold"/>
    </style:style>
    <style:style style:name="P41" style:family="paragraph" style:parent-style-name="Standard">
      <style:text-properties style:text-underline-style="solid" style:text-underline-width="auto" style:text-underline-color="font-color" fo:font-weight="bold" officeooo:rsid="00081ede" officeooo:paragraph-rsid="001ce2fa" style:font-weight-asian="bold" style:font-weight-complex="bold"/>
    </style:style>
    <style:style style:name="P42" style:family="paragraph" style:parent-style-name="Standard">
      <style:text-properties style:text-underline-style="solid" style:text-underline-width="auto" style:text-underline-color="font-color" fo:font-weight="bold" officeooo:rsid="0003f145" officeooo:paragraph-rsid="0003f145" style:font-weight-asian="bold" style:font-weight-complex="bold"/>
    </style:style>
    <style:style style:name="P43" style:family="paragraph" style:parent-style-name="Standard">
      <style:text-properties style:text-underline-style="solid" style:text-underline-width="auto" style:text-underline-color="font-color" fo:font-weight="bold" officeooo:rsid="0003f145" officeooo:paragraph-rsid="001f3fa7" style:font-weight-asian="bold" style:font-weight-complex="bold"/>
    </style:style>
    <style:style style:name="P44" style:family="paragraph" style:parent-style-name="Standard">
      <style:text-properties style:text-underline-style="solid" style:text-underline-width="auto" style:text-underline-color="font-color" fo:font-weight="bold" officeooo:rsid="0013eb65" officeooo:paragraph-rsid="001dbc6f" style:font-weight-asian="bold" style:font-weight-complex="bold"/>
    </style:style>
    <style:style style:name="P45" style:family="paragraph" style:parent-style-name="Standard">
      <style:text-properties officeooo:rsid="000bd09c" officeooo:paragraph-rsid="000bd09c"/>
    </style:style>
    <style:style style:name="P46" style:family="paragraph" style:parent-style-name="Standard">
      <style:text-properties officeooo:rsid="00081ede" officeooo:paragraph-rsid="001ce2fa"/>
    </style:style>
    <style:style style:name="P47" style:family="paragraph" style:parent-style-name="Standard">
      <style:text-properties officeooo:rsid="0001e49d" officeooo:paragraph-rsid="0001e49d"/>
    </style:style>
    <style:style style:name="P48" style:family="paragraph" style:parent-style-name="Standard">
      <style:text-properties officeooo:paragraph-rsid="001dbc6f"/>
    </style:style>
    <style:style style:name="P49" style:family="paragraph" style:parent-style-name="Standard">
      <style:text-properties officeooo:paragraph-rsid="001f3fa7"/>
    </style:style>
    <style:style style:name="P50" style:family="paragraph" style:parent-style-name="Standard">
      <style:text-properties officeooo:rsid="000ce437" officeooo:paragraph-rsid="000ce437"/>
    </style:style>
    <style:style style:name="T1" style:family="text">
      <style:text-properties officeooo:rsid="00038a91"/>
    </style:style>
    <style:style style:name="T2" style:family="text">
      <style:text-properties fo:color="#000000"/>
    </style:style>
    <style:style style:name="T3" style:family="text">
      <style:text-properties fo:color="#000000" officeooo:rsid="000a2aa7"/>
    </style:style>
    <style:style style:name="T4" style:family="text">
      <style:text-properties fo:color="#000000" officeooo:rsid="000ce437"/>
    </style:style>
    <style:style style:name="T5" style:family="text">
      <style:text-properties fo:color="#000000" officeooo:rsid="000d9b81"/>
    </style:style>
    <style:style style:name="T6" style:family="text">
      <style:text-properties fo:color="#000000" officeooo:rsid="0016c049"/>
    </style:style>
    <style:style style:name="T7" style:family="text">
      <style:text-properties fo:color="#000000" officeooo:rsid="001aa428"/>
    </style:style>
    <style:style style:name="T8" style:family="text">
      <style:text-properties officeooo:rsid="000bd09c"/>
    </style:style>
    <style:style style:name="T9" style:family="text">
      <style:text-properties officeooo:rsid="000d9b81"/>
    </style:style>
    <style:style style:name="T10" style:family="text">
      <style:text-properties officeooo:rsid="0012dc83"/>
    </style:style>
    <style:style style:name="T11" style:family="text">
      <style:text-properties officeooo:rsid="000492af"/>
    </style:style>
    <style:style style:name="T12" style:family="text">
      <style:text-properties officeooo:rsid="0013c651"/>
    </style:style>
    <style:style style:name="T13" style:family="text">
      <style:text-properties officeooo:rsid="0016c049"/>
    </style:style>
    <style:style style:name="T14" style:family="text">
      <style:text-properties officeooo:rsid="001b8e0e"/>
    </style:style>
    <style:style style:name="T15" style:family="text">
      <style:text-properties officeooo:rsid="001c3bd4"/>
    </style:style>
    <style:style style:name="T16" style:family="text">
      <style:text-properties officeooo:rsid="001ce2fa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officeooo:rsid="0016c049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1ce2fa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01f3fa7" style:font-weight-asian="bold" style:font-weight-complex="bold"/>
    </style:style>
    <style:style style:name="T21" style:family="text">
      <style:text-properties officeooo:rsid="001dbc6f"/>
    </style:style>
    <style:style style:name="T22" style:family="text">
      <style:text-properties officeooo:rsid="001f3fa7"/>
    </style:style>
    <style:style style:name="T23" style:family="text">
      <style:text-properties style:text-underline-style="none" fo:font-weight="normal" officeooo:rsid="001dbc6f" style:font-weight-asian="normal" style:font-weight-complex="normal"/>
    </style:style>
    <style:style style:name="T24" style:family="text">
      <style:text-properties style:text-underline-style="none" fo:font-weight="normal" officeooo:rsid="001f3fa7" style:font-weight-asian="normal" style:font-weight-complex="normal"/>
    </style:style>
    <style:style style:name="T25" style:family="text">
      <style:text-properties style:text-underline-style="none" fo:font-weight="normal" officeooo:rsid="00203b0a" style:font-weight-asian="normal" style:font-weight-complex="normal"/>
    </style:style>
    <style:style style:name="T26" style:family="text">
      <style:text-properties style:text-underline-style="none" fo:font-weight="normal" officeooo:rsid="0021ff33" style:font-weight-asian="normal" style:font-weight-complex="normal"/>
    </style:style>
    <style:style style:name="T27" style:family="text">
      <style:text-properties officeooo:rsid="00203b0a"/>
    </style:style>
    <style:style style:name="T28" style:family="text">
      <style:text-properties officeooo:rsid="0021ff3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description</text:p>
      <text:p text:style-name="P1"/>
      <text:p text:style-name="P6">Ce document permet de saisir les informations d’empreint d’un client.</text:p>
      <text:p text:style-name="P1"/>
      <text:p text:style-name="P1">2)Flux de l’évènements</text:p>
      <text:p text:style-name="P1"/>
      <text:p text:style-name="P1">1. condition :</text:p>
      <text:p text:style-name="P1"/>
      <text:p text:style-name="P6">Seul le personnel et les bénévols peuvent enregistrer un empreint </text:p>
      <text:p text:style-name="P6"/>
      <text:p text:style-name="P6">Le client doit déjà être enregistré</text:p>
      <text:p text:style-name="P6"/>
      <text:p text:style-name="P1">2. :</text:p>
      <text:p text:style-name="P1"/>
      <text:p text:style-name="P8">Seul le personnel peut inscrire un client</text:p>
      <text:p text:style-name="P6">Les informations concernant le client sont mis à jour </text:p>
      <text:p text:style-name="P1"/>
      <text:p text:style-name="P1">3)Flot nominal</text:p>
      <text:p text:style-name="P1"/>
      <text:p text:style-name="P9"><text:span text:style-name="T13">1. </text:span>L’utilsateur se connecte</text:p>
      <text:p text:style-name="P9"><text:span text:style-name="T13">2. </text:span>Le système vérifie les données entrée par l’utilisateur </text:p>
      <text:p text:style-name="P9"/>
      <text:p text:style-name="P9"><text:tab/><text:span text:style-name="T13">2.a </text:span>- Si donnée correct programme continue</text:p>
      <text:p text:style-name="P9"><text:tab/><text:span text:style-name="T13">2.b </text:span>- Sinon retour vers la page de connection et message d’erreur</text:p>
      <text:p text:style-name="P1"/>
      <text:p text:style-name="P6"><text:span text:style-name="T13">3. </text:span>L’<text:span text:style-name="T8">utilisateur</text:span> cherche <text:span text:style-name="T1">les informations de</text:span> la carte de lecteur </text:p>
      <text:p text:style-name="P7"><text:span text:style-name="T13">4. </text:span>Le système retourne ses informations </text:p>
      <text:p text:style-name="P14"><text:span text:style-name="T13">5. </text:span>Le système vérifie le nombre d’article déjà empreinté </text:p>
      <text:p text:style-name="P14"/>
      <text:p text:style-name="P15"><text:span text:style-name="T2"><text:tab/></text:span><text:span text:style-name="T6">5.a </text:span><text:span text:style-name="T2">- Si plus de 5 arcticles : </text:span><text:span text:style-name="T3">le programme se stop </text:span></text:p>
      <text:p text:style-name="P20"><text:tab/><text:span text:style-name="T13">5.b </text:span>- Sinon le programme continue</text:p>
      <text:p text:style-name="P20"/>
      <text:p text:style-name="P32"><text:span text:style-name="T13">6. </text:span>L’utilisateur renseig<text:span text:style-name="T15">ne les informations connu du</text:span> document</text:p>
      <text:p text:style-name="P20"><text:span text:style-name="T13">7. </text:span>Le système identifie le document</text:p>
      <text:p text:style-name="P20"><text:span text:style-name="T13">8. </text:span>Le sytème vérifie le stock</text:p>
      <text:p text:style-name="P20"/>
      <text:p text:style-name="P20"><text:tab/><text:span text:style-name="T13">8.a </text:span>- Si le document n’est pas en stock : le programme se stop </text:p>
      <text:p text:style-name="P20"><text:tab/><text:span text:style-name="T13">8.b </text:span>- Sinon le programme continue </text:p>
      <text:p text:style-name="P22"/>
      <text:p text:style-name="P21"><text:span text:style-name="T13">9. </text:span>Le système verifie le type de document </text:p>
      <text:p text:style-name="P28">10. Le système renvoie les informations du document</text:p>
      <text:p text:style-name="P23"><text:span text:style-name="T13">11. </text:span>L’utilisateur renseigne la cote du document</text:p>
      <text:p text:style-name="P23"><text:span text:style-name="T13">12. </text:span>Le système l’analyse et vérifie si elle existe</text:p>
      <text:p text:style-name="P23"><text:tab/><text:span text:style-name="T13">12.a </text:span>- Si elle existe : le programme continue</text:p>
      <text:p text:style-name="P23"><text:tab/><text:span text:style-name="T13">12.b </text:span>- Sinon le système retourne à la saisie de la cote du document</text:p>
      <text:p text:style-name="P23"/>
      <text:p text:style-name="P24"><text:span text:style-name="T13">13. </text:span>L’utilisateur renseigne la date d’empreint</text:p>
      <text:p text:style-name="P18"><text:span text:style-name="T6"/></text:p>
      <text:p text:style-name="P18"><text:span text:style-name="T6"/></text:p>
      <text:p text:style-name="P18"><text:soft-page-break/><text:span text:style-name="T6">1</text:span><text:span text:style-name="T7">4</text:span><text:span text:style-name="T6">. </text:span><text:span text:style-name="T2">Le système analyse </text:span><text:span text:style-name="T5">la saisie</text:span></text:p>
      <text:p text:style-name="P16"><text:span text:style-name="T2"><text:tab/></text:span><text:span text:style-name="T6">1</text:span><text:span text:style-name="T7">4</text:span><text:span text:style-name="T6">.a </text:span><text:span text:style-name="T2">- </text:span><text:span text:style-name="T4">Si </text:span><text:span text:style-name="T5">elle est valide au format JJ/MM/AAAA</text:span></text:p>
      <text:p text:style-name="P16"><text:span text:style-name="T4"><text:tab/></text:span><text:span text:style-name="T6">1</text:span><text:span text:style-name="T7">4</text:span><text:span text:style-name="T6">.b </text:span><text:span text:style-name="T4">- Sinon </text:span><text:span text:style-name="T5">retour à la saisie date</text:span></text:p>
      <text:p text:style-name="P29"/>
      <text:p text:style-name="P19"><text:span text:style-name="T6">1</text:span><text:span text:style-name="T7">5</text:span><text:span text:style-name="T6">. </text:span><text:span text:style-name="T4">L’utilisateur renseigne </text:span><text:span text:style-name="T2">le numéro de lecteur</text:span></text:p>
      <text:p text:style-name="P18"><text:span text:style-name="T6">1</text:span><text:span text:style-name="T7">6</text:span><text:span text:style-name="T6">. </text:span><text:span text:style-name="T2">Le système analyse </text:span><text:span text:style-name="T5">la saisie</text:span></text:p>
      <text:p text:style-name="P17"><text:span text:style-name="T2"><text:tab/></text:span><text:span text:style-name="T6">1</text:span><text:span text:style-name="T7">6</text:span><text:span text:style-name="T6">.a </text:span><text:span text:style-name="T2">- </text:span><text:span text:style-name="T4">Si </text:span><text:span text:style-name="T5">le numéro est valide le programme continue</text:span></text:p>
      <text:p text:style-name="P17"><text:span text:style-name="T4"><text:tab/></text:span><text:span text:style-name="T6">1</text:span><text:span text:style-name="T7">6</text:span><text:span text:style-name="T6">.b </text:span><text:span text:style-name="T4">- Sinon</text:span><text:span text:style-name="T5"> retour à la saisie du numéro de lecteur</text:span></text:p>
      <text:p text:style-name="P25"/>
      <text:p text:style-name="P26"><text:span text:style-name="T13">17. </text:span>L<text:span text:style-name="T9">e système crée un numéro d’empreint</text:span></text:p>
      <text:p text:style-name="P26"/>
      <text:p text:style-name="P31"/>
      <text:p text:style-name="P26"/>
      <text:p text:style-name="P30">18. L’utilisateur valide</text:p>
      <text:p text:style-name="P26"/>
      <text:p text:style-name="P30">19. Le système génére la fiche d’empreint</text:p>
      <text:p text:style-name="P30"/>
      <text:p text:style-name="P27"><text:span text:style-name="T14">20. </text:span>Le cas d’utilisation prend fin. </text:p>
      <text:p text:style-name="P1"/>
      <text:p text:style-name="P1">4)Flot alternatif</text:p>
      <text:p text:style-name="P1"/>
      <text:p text:style-name="P3"><text:span text:style-name="T16">3</text:span>.<text:span text:style-name="T16">a </text:span>Le <text:span text:style-name="T11">lecteur</text:span> n’est pas enregistré </text:p>
      <text:p text:style-name="P2"/>
      <text:p text:style-name="P12">L’<text:span text:style-name="T10">utilisateur</text:span> suspend l’empreint pour enregistrer le <text:span text:style-name="T12">lecteur</text:span></text:p>
      <text:p text:style-name="P10">Une fois le <text:span text:style-name="T12">lecteur</text:span> enregistré, l’empreint du document peu reprendre</text:p>
      <text:p text:style-name="P10"/>
      <text:p text:style-name="P5"><text:span text:style-name="T21">3,b </text:span>Les coordonnées du lecteur sont éronné </text:p>
      <text:p text:style-name="P4"/>
      <text:p text:style-name="P13">L’utilisateur met à jour les données du lecteur</text:p>
      <text:p text:style-name="P11">Une fois le <text:span text:style-name="T12">lecteur</text:span> <text:span text:style-name="T12">mis à jour</text:span>, l’empreint du document peu reprendre</text:p>
      <text:p text:style-name="P2"/>
      <text:p text:style-name="P34"/>
      <text:p text:style-name="P33"/>
      <text:p text:style-name="P40"><text:span text:style-name="T22">9.a</text:span> Le <text:span text:style-name="T13">type de document est un CD-ROM</text:span></text:p>
      <text:p text:style-name="P40"/>
      <text:p text:style-name="P39">Identification du document</text:p>
      <text:p text:style-name="P36">Le système analyse le type de document</text:p>
      <text:p text:style-name="P36"><text:tab/>- si CD-ROM</text:p>
      <text:p text:style-name="P36">Le système renvoie la demande de cotion</text:p>
      <text:p text:style-name="P48"><text:span text:style-name="T23">L’utilisateur s</text:span><text:span text:style-name="T25">aisie les informations</text:span></text:p>
      <text:p text:style-name="P36">Le système l’enregistre</text:p>
      <text:p text:style-name="P38">L’empreint peu reprendre</text:p>
      <text:p text:style-name="P2"/>
      <text:p text:style-name="P41"><text:span text:style-name="T22">9</text:span>.<text:span text:style-name="T22">b</text:span> Le <text:span text:style-name="T13">type de document est un Micro-Film</text:span></text:p>
      <text:p text:style-name="P41"/>
      <text:p text:style-name="P37">Le système analyse le type de document</text:p>
      <text:p text:style-name="P37"><text:tab/>- si <text:span text:style-name="T22">Micro-Film</text:span></text:p>
      <text:p text:style-name="P49"><text:span text:style-name="T23">Le système v</text:span><text:span text:style-name="T24">érifie si un écran est libre</text:span></text:p>
      <text:p text:style-name="P38"><text:tab/>- si oui : l’empreint continue</text:p>
      <text:p text:style-name="P38"><text:soft-page-break/><text:tab/>- si non : sortie du programme</text:p>
      <text:p text:style-name="P43"/>
      <text:p text:style-name="P41"/>
      <text:p text:style-name="P41"><text:span text:style-name="T22">9.c</text:span> Le <text:span text:style-name="T13">type de document est un Journal</text:span></text:p>
      <text:p text:style-name="P41"/>
      <text:p text:style-name="P37">Le système analyse le type de document</text:p>
      <text:p text:style-name="P49"><text:span text:style-name="T23"><text:tab/>- si J</text:span><text:span text:style-name="T24">ournal</text:span></text:p>
      <text:p text:style-name="P37">Le système renvoie <text:span text:style-name="T22">qu’il est consultable uniquement sur place</text:span></text:p>
      <text:p text:style-name="P38">L’empreint peut continuer</text:p>
      <text:p text:style-name="P43"/>
      <text:p text:style-name="P41"/>
      <text:p text:style-name="P46"><text:span text:style-name="T20">9.d</text:span><text:span text:style-name="T17"> Le </text:span><text:span text:style-name="T18">type de document est un L</text:span><text:span text:style-name="T19">ivre</text:span></text:p>
      <text:p text:style-name="P46"><text:span text:style-name="T19"/></text:p>
      <text:p text:style-name="P37">Le système analyse le type de document</text:p>
      <text:p text:style-name="P49"><text:span text:style-name="T23"><text:tab/>- si L</text:span><text:span text:style-name="T24">ivre</text:span></text:p>
      <text:p text:style-name="P49"><text:span text:style-name="T23">Le système v</text:span><text:span text:style-name="T24">érifie si le livre est consultable uniquement sur place</text:span></text:p>
      <text:p text:style-name="P49"><text:span text:style-name="T24"><text:tab/>si oui : retour de l’information et l’empreint continue </text:span></text:p>
      <text:p text:style-name="P49"><text:span text:style-name="T24"><text:tab/>si non : l’empreint peut continuer</text:span></text:p>
      <text:p text:style-name="P47"/>
      <text:p text:style-name="P3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1-01-20T11:48:06.079000000</dc:date>
    <meta:editing-duration>PT2H12M1S</meta:editing-duration>
    <meta:editing-cycles>15</meta:editing-cycles>
    <meta:document-statistic meta:table-count="0" meta:image-count="0" meta:object-count="0" meta:page-count="3" meta:paragraph-count="74" meta:word-count="513" meta:character-count="2985" meta:non-whitespace-character-count="2512"/>
  </office:meta>
</office:document-meta>
</file>